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5379" officeooo:paragraph-rsid="000e5379"/>
    </style:style>
    <style:style style:name="P2" style:family="paragraph" style:parent-style-name="Standard" style:list-style-name="L1">
      <style:text-properties officeooo:rsid="000e5379" officeooo:paragraph-rsid="000e5379"/>
    </style:style>
    <style:style style:name="P3" style:family="paragraph" style:parent-style-name="Standard" style:list-style-name="L1">
      <style:text-properties officeooo:rsid="000f77c0" officeooo:paragraph-rsid="000f77c0"/>
    </style:style>
    <style:style style:name="P4" style:family="paragraph" style:parent-style-name="Standard" style:list-style-name="L1">
      <style:text-properties officeooo:rsid="00116dea" officeooo:paragraph-rsid="00116dea"/>
    </style:style>
    <style:style style:name="P5" style:family="paragraph" style:parent-style-name="Standard" style:list-style-name="L1">
      <style:text-properties officeooo:rsid="0011d60b" officeooo:paragraph-rsid="0011d60b"/>
    </style:style>
    <style:style style:name="P6" style:family="paragraph" style:parent-style-name="Standard" style:list-style-name="L1">
      <style:text-properties officeooo:rsid="001243e3" officeooo:paragraph-rsid="001243e3"/>
    </style:style>
    <style:style style:name="P7" style:family="paragraph" style:parent-style-name="Standard" style:list-style-name="L1">
      <style:text-properties officeooo:rsid="0012e09a" officeooo:paragraph-rsid="0012e09a"/>
    </style:style>
    <style:style style:name="P8" style:family="paragraph" style:parent-style-name="Standard" style:list-style-name="L1">
      <style:text-properties officeooo:rsid="0013601c" officeooo:paragraph-rsid="0013601c"/>
    </style:style>
    <style:style style:name="P9" style:family="paragraph" style:parent-style-name="Standard" style:list-style-name="L1">
      <style:text-properties officeooo:rsid="00158e9f" officeooo:paragraph-rsid="00158e9f"/>
    </style:style>
    <style:style style:name="P10" style:family="paragraph" style:parent-style-name="Standard" style:list-style-name="L1">
      <style:text-properties officeooo:rsid="00174c53" officeooo:paragraph-rsid="00174c53"/>
    </style:style>
    <style:style style:name="P11" style:family="paragraph" style:parent-style-name="Standard" style:list-style-name="L1">
      <style:text-properties officeooo:rsid="001ad260" officeooo:paragraph-rsid="001ad260"/>
    </style:style>
    <style:style style:name="P12" style:family="paragraph" style:parent-style-name="Standard" style:list-style-name="L1">
      <style:text-properties officeooo:rsid="001cb012" officeooo:paragraph-rsid="001cb012"/>
    </style:style>
    <style:style style:name="T1" style:family="text">
      <style:text-properties officeooo:rsid="001536ff"/>
    </style:style>
    <style:style style:name="T2" style:family="text">
      <style:text-properties officeooo:rsid="001d40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 1 &amp; 2 </text:p>
      <text:p text:style-name="P1"/>
      <text:p text:style-name="P1">Forelesning 1 </text:p>
      <text:p text:style-name="P1"/>
      <text:p text:style-name="P1"/>
      <text:list xml:id="list3515344813778955840" text:style-name="L1">
        <text:list-item>
          <text:p text:style-name="P2">Discrete-time signal: en serie med KOMPLEKSE tall </text:p>
          <text:list>
            <text:list-item>
              <text:p text:style-name="P2">En dimensjon (For øyeblikket)</text:p>
            </text:list-item>
          </text:list>
        </text:list-item>
        <text:list-item>
          <text:p text:style-name="P2">Analysis: Periodiske målinger</text:p>
        </text:list-item>
        <text:list-item>
          <text:p text:style-name="P2">syntese: Strøm fra genererte samples</text:p>
        </text:list-item>
        <text:list-item>
          <text:p text:style-name="P3">Finite og infinete length signals: </text:p>
          <text:list>
            <text:list-item>
              <text:p text:style-name="P3">Finite bra for data, infinite bra for teoremer </text:p>
            </text:list-item>
            <text:list-item>
              <text:p text:style-name="P3">Periodic signals: Uendelig lengde, men like mye indormasjon som i lengde N </text:p>
              <text:list>
                <text:list-item>
                  <text:p text:style-name="P3">Et bindeledd mellom de to </text:p>
                </text:list-item>
              </text:list>
            </text:list-item>
          </text:list>
        </text:list-item>
        <text:list-item>
          <text:p text:style-name="P3">Finite-suport signals</text:p>
          <text:list>
            <text:list-item>
              <text:p text:style-name="P3">Kun ulik 0 inninfor et intervall =&gt; Et annet bindeledd</text:p>
            </text:list-item>
          </text:list>
        </text:list-item>
        <text:list-item>
          <text:p text:style-name="P4">Operasjoner: </text:p>
          <text:list>
            <text:list-item>
              <text:p text:style-name="P4">Skallering, sum, produkt, skift med n </text:p>
            </text:list-item>
          </text:list>
        </text:list-item>
        <text:list-item>
          <text:p text:style-name="P5">Energi: sum( |x[i]|^2 )</text:p>
          <text:list>
            <text:list-item>
              <text:p text:style-name="P6">Effekt: Energi delt på antall element</text:p>
            </text:list-item>
          </text:list>
        </text:list-item>
        <text:list-item>
          <text:p text:style-name="P7">z ^-N : Blokk-diagram operatoren for en forsinkelse på N </text:p>
        </text:list-item>
        <text:list-item>
          <text:p text:style-name="P8">2-point moving average: <text:span text:style-name="T1">Positiv </text:span>Tilbakekobling med en z⁻1 </text:p>
          <text:list>
            <text:list-item>
              <text:p text:style-name="P9">IKKE et lavpass-filter</text:p>
            </text:list-item>
          </text:list>
        </text:list-item>
        <text:list-item>
          <text:p text:style-name="P10">Med et lavpassfilter har vi REKURSJON </text:p>
          <text:list>
            <text:list-item>
              <text:p text:style-name="P11">Krever starts-tilstander (for eksempel zero initial conditions)</text:p>
            </text:list-item>
          </text:list>
        </text:list-item>
        <text:list-item>
          <text:p text:style-name="P12">Når man jobber med periodiske signal kan man se på alle tidsforsinkelser som en matrise, og om man skal summere sammen x-er med forskjellig tidsforsinkels er det bare å summere matrisene, for så å g<text:span text:style-name="T2">a</text:span>nge ut med x 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18:37.470222904</meta:creation-date>
    <meta:generator>LibreOffice/5.1.6.2$Linux_X86_64 LibreOffice_project/10m0$Build-2</meta:generator>
    <dc:date>2019-02-25T18:03:48.511357858</dc:date>
    <meta:editing-duration>PT45M5S</meta:editing-duration>
    <meta:editing-cycles>15</meta:editing-cycles>
    <meta:document-statistic meta:table-count="0" meta:image-count="0" meta:object-count="0" meta:page-count="1" meta:paragraph-count="23" meta:word-count="177" meta:character-count="1016" meta:non-whitespace-character-count="869"/>
  </office:meta>
</office:document-meta>
</file>